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7.2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693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ervices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total</text:p>
          </table:table-cell>
          <table:table-cell table:style-name="ce7" table:number-columns-repeated="13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Designer / Developer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50" calcext:value-type="float">
            <text:p>$50.00</text:p>
          </table:table-cell>
          <table:table-cell table:style-name="ce5" table:formula="of:=[.C2]*[.B2]" office:value-type="string" office:string-value="$2,500.00" calcext:value-type="string">
            <text:p>$2,500.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terial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7" table:number-columns-repeated="1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Arduino U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.95" calcext:value-type="float">
            <text:p>24.95</text:p>
          </table:table-cell>
          <table:table-cell table:style-name="ce5" table:formula="of:=[.C5]*[.B5]" office:value-type="float" office:value="24.95" calcext:value-type="float">
            <text:p>$24.95</text:p>
          </table:table-cell>
          <table:table-cell table:style-name="ce8" office:value-type="string" calcext:value-type="string">
            <text:p><text:a xlink:href="https://store-usa.arduino.cc/products/a000066?utm_source=redirects&amp;utm_medium=store.arduino.cc&amp;utm_campaign=303_Redirects" xlink:type="simple">https://store-usa.arduino.cc/products/a000066?utm_source=redirects&amp;utm_medium=store.arduino.cc&amp;utm_campaign=303_Redirec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ex Sens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.95" calcext:value-type="float">
            <text:p>12.95</text:p>
          </table:table-cell>
          <table:table-cell table:style-name="ce5" table:formula="of:=[.C6]*[.B6]" office:value-type="float" office:value="64.75" calcext:value-type="float">
            <text:p>$64.75</text:p>
          </table:table-cell>
          <table:table-cell table:style-name="ce8" office:value-type="string" calcext:value-type="string">
            <text:p><text:a xlink:href="https://www.sparkfun.com/products/8606" xlink:type="simple">https://www.sparkfun.com/products/8606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ll Adapter Power Suppl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95" calcext:value-type="float">
            <text:p>5.95</text:p>
          </table:table-cell>
          <table:table-cell table:style-name="ce5" table:formula="of:=[.C7]*[.B7]" office:value-type="float" office:value="5.95" calcext:value-type="float">
            <text:p>$5.95</text:p>
          </table:table-cell>
          <table:table-cell table:style-name="ce8" office:value-type="string" calcext:value-type="string">
            <text:p><text:a xlink:href="https://www.sparkfun.com/products/9442" xlink:type="simple">https://www.sparkfun.com/products/9442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GotTech Texting Glov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95" calcext:value-type="float">
            <text:p>5.95</text:p>
          </table:table-cell>
          <table:table-cell table:style-name="ce5" table:formula="of:=[.C8]*[.B8]" office:value-type="float" office:value="5.95" calcext:value-type="float">
            <text:p>$5.95</text:p>
          </table:table-cell>
          <table:table-cell table:style-name="ce8" office:value-type="string" calcext:value-type="string">
            <text:p><text:a xlink:href="https://www.amazon.com/iGotTech-Texting-Smartphones-Touchscreens-Details/dp/B00TA06N7U/ref=sr_1_3?s=electronics&amp;ie=UTF8&amp;qid=1475869315&amp;sr=1-3&amp;keywords=glove" xlink:type="simple">https://www.amazon.com/iGotTech-Texting-Smartphones-Touchscreens-Details/dp/B00TA06N7U/ref=sr_1_3?s=electronics&amp;ie=UTF8&amp;qid=1475869315&amp;sr=1-3&amp;keywords=glov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pont Wir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68" calcext:value-type="float">
            <text:p>8.68</text:p>
          </table:table-cell>
          <table:table-cell table:style-name="ce5" table:formula="of:=[.C9]*[.B9]" office:value-type="float" office:value="8.68" calcext:value-type="float">
            <text:p>$8.68</text:p>
          </table:table-cell>
          <table:table-cell table:style-name="ce8" office:value-type="string" calcext:value-type="string">
            <text:p><text:a xlink:href="https://www.amazon.com/Elegoo-120pcs-Multicolored-Breadboard-arduino/dp/B01EV70C78/ref=sr_1_1?s=electronics&amp;ie=UTF8&amp;qid=1475870062&amp;sr=1-1&amp;keywords=wire+arduino" xlink:type="simple">https://www.amazon.com/Elegoo-120pcs-Multicolored-Breadboard-arduino/dp/B01EV70C78/ref=sr_1_1?s=electronics&amp;ie=UTF8&amp;qid=1475870062&amp;sr=1-1&amp;keywords=wire+arduino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ipping (10%)</text:p>
          </table:table-cell>
          <table:table-cell table:style-name="ce2" table:number-columns-repeated="2"/>
          <table:table-cell table:style-name="ce5" table:formula="of:=SUM([.D5:.D9])*0.1" office:value-type="string" office:string-value="$11.03" calcext:value-type="string">
            <text:p>$11.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number-columns-repeated="2"/>
          <table:table-cell table:style-name="ce6" table:formula="of:=SUM([.D2];[.D3];[.D4];[.D5];[.D6];[.D9];[.D10])" office:value-type="string" office:string-value="$2,609.41" calcext:value-type="string">
            <text:p>$2,609.41</text:p>
          </table:table-cell>
          <table:table-cell table:style-name="ce7" table:number-columns-repeated="13"/>
          <table:table-cell table:style-name="ce9" table:number-columns-repeated="9"/>
          <table:table-cell table:number-columns-repeated="99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Dev/5.1.0.3$Linux_X86_64 LibreOffice_project/</meta:generator>
  </office:meta>
</office:document-meta>
</file>